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9cm" fo:min-width="7.8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6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5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8.192cm" svg:height="1.788cm" svg:x="3.5cm" svg:y="10.802cm">
          <text:p text:style-name="P1"><text:span text:style-name="T1">Invitar a la jugadora </text:span></text:p>
          <text:p text:style-name="P1"><text:span text:style-name="T1">a adivinar una le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8.492cm" svg:height="1.789cm" svg:x="3.4cm" svg:y="7.673cm">
          <text:p text:style-name="P1"><text:span text:style-name="T1">Mostrar tablero y espacios </text:span></text:p>
          <text:p text:style-name="P1"><text:span text:style-name="T1">vacíos a jug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8.092cm" svg:height="1.788cm" svg:x="3.6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4.192cm" svg:height="1.787cm" svg:x="5.754cm" svg:y="23.6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7.685cm" svg:height="1.787cm" svg:x="4.007cm" svg:y="20.483cm">
          <text:p text:style-name="P1"><text:span text:style-name="T1">Pregunta a jugadora si </text:span></text:p>
          <text:p text:style-name="P1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5.938cm" svg:height="1.788cm" svg:x="1.3cm" svg:y="14.1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5.938cm" svg:height="1.788cm" svg:x="8.374cm" svg:y="14.1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938cm" svg:height="1.788cm" svg:x="1.3cm" svg:y="17.188cm">
          <text:p text:style-name="P1"><text:span text:style-name="T1">Ha adivinado todas</text:span></text:p>
          <text:p text:style-name="P1"><text:span text:style-name="T1">las letras y g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5.938cm" svg:height="1.788cm" svg:x="8.374cm" svg:y="17.188cm">
          <text:p text:style-name="P1"><text:span text:style-name="T1">Ha agotado los </text:span></text:p>
          <text:p text:style-name="P1"><text:span text:style-name="T1">intentos y pierde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7.559cm" svg:x1="11.692cm" svg:y1="21.376cm" svg:x2="11.692cm" svg:y2="5.528cm" draw:start-shape="id1" draw:start-glue-point="1" draw:end-shape="id2" draw:end-glue-point="1" svg:d="M11692 21376h8109v-15848h-8109" svg:viewBox="0 0 8110 15849">
          <text:p/>
        </draw:connector>
        <draw:custom-shape draw:style-name="gr9" draw:text-style-name="P2" draw:layer="layout" svg:width="5.962cm" svg:height="1.788cm" svg:x="13.565cm" svg:y="10.814cm">
          <text:p text:style-name="P1"><text:span text:style-name="T1">Jugadora ya </text:span></text:p>
          <text:p text:style-name="P1"><text:span text:style-name="T1">adivinó esa le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7.646cm" svg:y1="3.287cm" svg:x2="7.646cm" svg:y2="4.634cm" draw:start-shape="id3" draw:start-glue-point="2" draw:end-shape="id2" draw:end-glue-point="0" svg:d="M7646 3287v1347" svg:viewBox="0 0 1 1348">
          <text:p/>
        </draw:connector>
        <draw:connector draw:style-name="gr8" draw:text-style-name="P3" draw:layer="layout" draw:type="line" svg:x1="7.646cm" svg:y1="6.422cm" svg:x2="7.646cm" svg:y2="7.673cm" draw:start-shape="id2" draw:start-glue-point="2" draw:end-shape="id4" draw:end-glue-point="0" svg:d="M7646 6422v1251" svg:viewBox="0 0 1 1252">
          <text:p/>
        </draw:connector>
        <draw:connector draw:style-name="gr8" draw:text-style-name="P3" draw:layer="layout" draw:type="line" svg:x1="7.646cm" svg:y1="9.462cm" svg:x2="7.596cm" svg:y2="10.802cm" draw:start-shape="id4" draw:start-glue-point="2" draw:end-shape="id5" draw:end-glue-point="0" svg:d="M7646 9462l-50 1340" svg:viewBox="0 0 51 1341">
          <text:p/>
        </draw:connector>
        <draw:connector draw:style-name="gr8" draw:text-style-name="P3" draw:layer="layout" draw:type="line" svg:x1="7.596cm" svg:y1="12.59cm" svg:x2="4.269cm" svg:y2="14.17cm" draw:start-shape="id5" draw:start-glue-point="2" draw:end-shape="id6" draw:end-glue-point="0" svg:d="M7596 12590l-3327 1580" svg:viewBox="0 0 3328 1581">
          <text:p/>
        </draw:connector>
        <draw:connector draw:style-name="gr8" draw:text-style-name="P3" draw:layer="layout" draw:type="line" svg:x1="7.596cm" svg:y1="12.59cm" svg:x2="11.343cm" svg:y2="14.17cm" draw:start-shape="id5" draw:start-glue-point="2" draw:end-shape="id7" draw:end-glue-point="0" svg:d="M7596 12590l3747 1580" svg:viewBox="0 0 3748 1581">
          <text:p/>
        </draw:connector>
        <draw:connector draw:style-name="gr8" draw:text-style-name="P3" draw:layer="layout" draw:type="line" svg:x1="4.269cm" svg:y1="15.958cm" svg:x2="4.269cm" svg:y2="17.188cm" draw:start-shape="id6" draw:start-glue-point="2" draw:end-shape="id8" draw:end-glue-point="0" svg:d="M4269 15958v1230" svg:viewBox="0 0 1 1231">
          <text:p/>
        </draw:connector>
        <draw:connector draw:style-name="gr8" draw:text-style-name="P3" draw:layer="layout" draw:type="line" svg:x1="11.343cm" svg:y1="15.958cm" svg:x2="11.343cm" svg:y2="17.188cm" draw:start-shape="id7" draw:start-glue-point="2" draw:end-shape="id9" draw:end-glue-point="0" svg:d="M11343 15958v1230" svg:viewBox="0 0 1 1231">
          <text:p/>
        </draw:connector>
        <draw:connector draw:style-name="gr8" draw:text-style-name="P3" draw:layer="layout" draw:type="line" svg:x1="4.269cm" svg:y1="18.976cm" svg:x2="7.849cm" svg:y2="20.483cm" draw:start-shape="id8" draw:start-glue-point="2" draw:end-shape="id1" draw:end-glue-point="0" svg:d="M4269 18976l3580 1507" svg:viewBox="0 0 3581 1508">
          <text:p/>
        </draw:connector>
        <draw:connector draw:style-name="gr8" draw:text-style-name="P3" draw:layer="layout" draw:type="line" svg:x1="11.343cm" svg:y1="18.976cm" svg:x2="7.849cm" svg:y2="20.483cm" draw:start-shape="id9" draw:start-glue-point="2" draw:end-shape="id1" draw:end-glue-point="0" svg:d="M11343 18976l-3494 1507" svg:viewBox="0 0 3495 1508">
          <text:p/>
        </draw:connector>
        <draw:connector draw:style-name="gr8" draw:text-style-name="P3" draw:layer="layout" draw:type="line" svg:x1="7.849cm" svg:y1="22.27cm" svg:x2="7.85cm" svg:y2="23.613cm" draw:start-shape="id1" draw:start-glue-point="2" draw:end-shape="id10" draw:end-glue-point="0" svg:d="M7849 22270l1 1343" svg:viewBox="0 0 2 1344">
          <text:p/>
        </draw:connector>
        <draw:line draw:style-name="gr8" draw:text-style-name="P3" draw:layer="layout" svg:x1="13.5cm" svg:y1="12.1cm" svg:x2="11.686cm" svg:y2="12.08cm">
          <text:p/>
        </draw:line>
        <draw:line draw:style-name="gr8" draw:text-style-name="P3" draw:layer="layout" svg:x1="11.711cm" svg:y1="11.398cm" svg:x2="13.525cm" svg:y2="11.3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8T09:25:22.354902056</dc:date>
    <dc:creator>Jaime Gutierrez</dc:creator>
    <meta:editing-duration>PT3M44S</meta:editing-duration>
    <meta:editing-cycles>2</meta:editing-cycles>
    <meta:generator>LibreOffice/6.4.2.2$Linux_X86_64 LibreOffice_project/40$Build-2</meta:generator>
    <meta:document-statistic meta:object-count="24"/>
  </office:meta>
</office:document-meta>
</file>